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0.045cm" svg:y="1.647cm">
            <draw:object draw:notify-on-update-of-ranges="Sheet1.B11:Sheet1.B17 Sheet1.H11:Sheet1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662" calcext:value-type="float">
            <text:p>0.000662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.002774" calcext:value-type="float">
            <text:p>0.002774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4309" calcext:value-type="float">
            <text:p>0.004309</text:p>
          </table:table-cell>
          <table:table-cell office:value-type="float" office:value="0.004183" calcext:value-type="float">
            <text:p>0.004183</text:p>
          </table:table-cell>
          <table:table-cell office:value-type="float" office:value="0.004379" calcext:value-type="float">
            <text:p>0.004379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05845" calcext:value-type="float">
            <text:p>0.005845</text:p>
          </table:table-cell>
          <table:table-cell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0.007125" calcext:value-type="float">
            <text:p>0.007125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7247" calcext:value-type="float">
            <text:p>0.007247</text:p>
          </table:table-cell>
          <table:table-cell office:value-type="float" office:value="0.007439" calcext:value-type="float">
            <text:p>0.007439</text:p>
          </table:table-cell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09431" calcext:value-type="float">
            <text:p>0.009431</text:p>
          </table:table-cell>
          <table:table-cell office:value-type="float" office:value="0.01064" calcext:value-type="float">
            <text:p>0.01064</text:p>
          </table:table-cell>
          <table:table-cell table:number-columns-repeated="2" office:value-type="float" office:value="0.010043" calcext:value-type="float">
            <text:p>0.010043</text:p>
          </table:table-cell>
          <table:table-cell office:value-type="float" office:value="0.009777" calcext:value-type="float">
            <text:p>0.009777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10754" calcext:value-type="float">
            <text:p>0.010754</text:p>
          </table:table-cell>
          <table:table-cell office:value-type="float" office:value="0.011833" calcext:value-type="float">
            <text:p>0.011833</text:p>
          </table:table-cell>
          <table:table-cell office:value-type="float" office:value="0.011774" calcext:value-type="float">
            <text:p>0.011774</text:p>
          </table:table-cell>
          <table:table-cell office:value-type="float" office:value="0.012499" calcext:value-type="float">
            <text:p>0.012499</text:p>
          </table:table-cell>
          <table:table-cell office:value-type="float" office:value="0.012293" calcext:value-type="float">
            <text:p>0.012293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5297" calcext:value-type="float">
            <text:p>0.025297</text:p>
          </table:table-cell>
          <table:table-cell office:value-type="float" office:value="0.022955" calcext:value-type="float">
            <text:p>0.022955</text:p>
          </table:table-cell>
          <table:table-cell office:value-type="float" office:value="0.022763" calcext:value-type="float">
            <text:p>0.022763</text:p>
          </table:table-cell>
          <table:table-cell office:value-type="float" office:value="0.022307" calcext:value-type="float">
            <text:p>0.022307</text:p>
          </table:table-cell>
          <table:table-cell office:value-type="float" office:value="0.023251" calcext:value-type="float">
            <text:p>0.0232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C3]*100" office:value-type="float" office:value="0.0489" calcext:value-type="float">
            <text:p>0.0489</text:p>
          </table:table-cell>
          <table:table-cell table:formula="of:=[.D3]*100" office:value-type="float" office:value="0.052" calcext:value-type="float">
            <text:p>0.052</text:p>
          </table:table-cell>
          <table:table-cell table:formula="of:=[.E3]*100" office:value-type="float" office:value="0.0626" calcext:value-type="float">
            <text:p>0.0626</text:p>
          </table:table-cell>
          <table:table-cell table:formula="of:=[.F3]*100" office:value-type="float" office:value="0.0793" calcext:value-type="float">
            <text:p>0.0793</text:p>
          </table:table-cell>
          <table:table-cell table:formula="of:=[.G3]*100" office:value-type="float" office:value="0.0662" calcext:value-type="float">
            <text:p>0.0662</text:p>
          </table:table-cell>
          <table:table-cell table:formula="of:=AVERAGE([.C11:.G11])" office:value-type="float" office:value="0.0618" calcext:value-type="float">
            <text:p>0.061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C4]*100" office:value-type="float" office:value="0.2306" calcext:value-type="float">
            <text:p>0.2306</text:p>
          </table:table-cell>
          <table:table-cell table:formula="of:=[.D4]*100" office:value-type="float" office:value="0.3932" calcext:value-type="float">
            <text:p>0.3932</text:p>
          </table:table-cell>
          <table:table-cell table:formula="of:=[.E4]*100" office:value-type="float" office:value="0.4279" calcext:value-type="float">
            <text:p>0.4279</text:p>
          </table:table-cell>
          <table:table-cell table:formula="of:=[.F4]*100" office:value-type="float" office:value="0.2787" calcext:value-type="float">
            <text:p>0.2787</text:p>
          </table:table-cell>
          <table:table-cell table:formula="of:=[.G4]*100" office:value-type="float" office:value="0.2774" calcext:value-type="float">
            <text:p>0.2774</text:p>
          </table:table-cell>
          <table:table-cell table:formula="of:=AVERAGE([.C12:.G12])" office:value-type="float" office:value="0.32156" calcext:value-type="float">
            <text:p>0.32156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C5]*100" office:value-type="float" office:value="0.4309" calcext:value-type="float">
            <text:p>0.4309</text:p>
          </table:table-cell>
          <table:table-cell table:formula="of:=[.D5]*100" office:value-type="float" office:value="0.4183" calcext:value-type="float">
            <text:p>0.4183</text:p>
          </table:table-cell>
          <table:table-cell table:formula="of:=[.E5]*100" office:value-type="float" office:value="0.4379" calcext:value-type="float">
            <text:p>0.4379</text:p>
          </table:table-cell>
          <table:table-cell table:formula="of:=[.F5]*100" office:value-type="float" office:value="0.4253" calcext:value-type="float">
            <text:p>0.4253</text:p>
          </table:table-cell>
          <table:table-cell table:formula="of:=[.G5]*100" office:value-type="float" office:value="0.5845" calcext:value-type="float">
            <text:p>0.5845</text:p>
          </table:table-cell>
          <table:table-cell table:formula="of:=AVERAGE([.C13:.G13])" office:value-type="float" office:value="0.45938" calcext:value-type="float">
            <text:p>0.45938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C6]*100" office:value-type="float" office:value="0.6663" calcext:value-type="float">
            <text:p>0.6663</text:p>
          </table:table-cell>
          <table:table-cell table:formula="of:=[.D6]*100" office:value-type="float" office:value="0.7125" calcext:value-type="float">
            <text:p>0.7125</text:p>
          </table:table-cell>
          <table:table-cell table:formula="of:=[.E6]*100" office:value-type="float" office:value="0.631" calcext:value-type="float">
            <text:p>0.631</text:p>
          </table:table-cell>
          <table:table-cell table:formula="of:=[.F6]*100" office:value-type="float" office:value="0.7247" calcext:value-type="float">
            <text:p>0.7247</text:p>
          </table:table-cell>
          <table:table-cell table:formula="of:=[.G6]*100" office:value-type="float" office:value="0.7439" calcext:value-type="float">
            <text:p>0.7439</text:p>
          </table:table-cell>
          <table:table-cell table:formula="of:=AVERAGE([.C14:.G14])" office:value-type="float" office:value="0.69568" calcext:value-type="float">
            <text:p>0.69568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[.C7]*100" office:value-type="float" office:value="0.9431" calcext:value-type="float">
            <text:p>0.9431</text:p>
          </table:table-cell>
          <table:table-cell table:formula="of:=[.D7]*100" office:value-type="float" office:value="1.064" calcext:value-type="float">
            <text:p>1.064</text:p>
          </table:table-cell>
          <table:table-cell table:formula="of:=[.E7]*100" office:value-type="float" office:value="1.0043" calcext:value-type="float">
            <text:p>1.0043</text:p>
          </table:table-cell>
          <table:table-cell table:formula="of:=[.F7]*100" office:value-type="float" office:value="1.0043" calcext:value-type="float">
            <text:p>1.0043</text:p>
          </table:table-cell>
          <table:table-cell table:formula="of:=[.G7]*100" office:value-type="float" office:value="0.9777" calcext:value-type="float">
            <text:p>0.9777</text:p>
          </table:table-cell>
          <table:table-cell table:formula="of:=AVERAGE([.C15:.G15])" office:value-type="float" office:value="0.99868" calcext:value-type="float">
            <text:p>0.9986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C8]*100" office:value-type="float" office:value="1.0754" calcext:value-type="float">
            <text:p>1.0754</text:p>
          </table:table-cell>
          <table:table-cell table:formula="of:=[.D8]*100" office:value-type="float" office:value="1.1833" calcext:value-type="float">
            <text:p>1.1833</text:p>
          </table:table-cell>
          <table:table-cell table:formula="of:=[.E8]*100" office:value-type="float" office:value="1.1774" calcext:value-type="float">
            <text:p>1.1774</text:p>
          </table:table-cell>
          <table:table-cell table:formula="of:=[.F8]*100" office:value-type="float" office:value="1.2499" calcext:value-type="float">
            <text:p>1.2499</text:p>
          </table:table-cell>
          <table:table-cell table:formula="of:=[.G8]*100" office:value-type="float" office:value="1.2293" calcext:value-type="float">
            <text:p>1.2293</text:p>
          </table:table-cell>
          <table:table-cell table:formula="of:=AVERAGE([.C16:.G16])" office:value-type="float" office:value="1.18306" calcext:value-type="float">
            <text:p>1.1830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C9]*100" office:value-type="float" office:value="2.5297" calcext:value-type="float">
            <text:p>2.5297</text:p>
          </table:table-cell>
          <table:table-cell table:formula="of:=[.D9]*100" office:value-type="float" office:value="2.2955" calcext:value-type="float">
            <text:p>2.2955</text:p>
          </table:table-cell>
          <table:table-cell table:formula="of:=[.E9]*100" office:value-type="float" office:value="2.2763" calcext:value-type="float">
            <text:p>2.2763</text:p>
          </table:table-cell>
          <table:table-cell table:formula="of:=[.F9]*100" office:value-type="float" office:value="2.2307" calcext:value-type="float">
            <text:p>2.2307</text:p>
          </table:table-cell>
          <table:table-cell table:formula="of:=[.G9]*100" office:value-type="float" office:value="2.3251" calcext:value-type="float">
            <text:p>2.3251</text:p>
          </table:table-cell>
          <table:table-cell table:formula="of:=AVERAGE([.C17:.G17])" office:value-type="float" office:value="2.33146" calcext:value-type="float">
            <text:p>2.33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5:23:38.558288505</meta:creation-date>
    <dc:date>2022-09-11T21:50:07.639832679</dc:date>
    <meta:editing-duration>P1DT5H45M48S</meta:editing-duration>
    <meta:editing-cycles>1</meta:editing-cycles>
    <meta:document-statistic meta:table-count="1" meta:cell-count="9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Sheet1.B11:Sheet1.B17 Sheet1.H11:Sheet1.H17" chart:data-source-has-labels="column" svg:x="0.264cm" svg:y="0.231cm" svg:width="12.506cm" svg:height="8.645cm">
          <chartooo:coordinate-region svg:x="0.991cm" svg:y="0.431cm" svg:width="11.314cm" svg:height="7.798cm"/>
          <chart:axis chart:dimension="x" chart:name="primary-x" chart:style-name="ch4" chartooo:axis-type="auto">
            <chartooo:date-scale/>
            <chart:categories table:cell-range-address="Sheet1.B11:Sheet1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11:Sheet1.H17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B11:Sheet1.B17</svg:desc>
                </draw:g>
              </table:table-cell>
              <table:table-cell office:value-type="float" office:value="0.0618">
                <text:p>0.0618</text:p>
                <draw:g>
                  <svg:desc>Sheet1.H11:Sheet1.H1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156">
                <text:p>0.321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5938">
                <text:p>0.4593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69568">
                <text:p>0.6956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9868">
                <text:p>0.9986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18306">
                <text:p>1.183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33146">
                <text:p>2.33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